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20b" officeooo:paragraph-rsid="001642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-processamento</text:p>
      <text:p text:style-name="P1">O primeiro passo foi a imputação de dados ausentes, que foi realizada com o método IterativeImputer da Scikit Learn utilizando um método de Random Forest. Depois ocorreu a remoção de dados ausentes. A remoção de dados inconsistentes ocoreu por meio do método Zscore da bilioteca Scipy. A padronização de atributos numéricos ocorreu por meio do método StandardScaler da biblioteca Scikit Learn. O balanceamento dos dados utilizando undersampling foi feito com o método RandomUnderSampler da biblioteca Scikit Lear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20:57:25.352000000</meta:creation-date>
    <dc:date>2024-06-04T22:05:27.813000000</dc:date>
    <meta:editing-duration>PT57M49S</meta:editing-duration>
    <meta:editing-cycles>1</meta:editing-cycles>
    <meta:document-statistic meta:table-count="0" meta:image-count="0" meta:object-count="0" meta:page-count="1" meta:paragraph-count="2" meta:word-count="78" meta:character-count="531" meta:non-whitespace-character-count="455"/>
    <meta:generator>LibreOffice/24.2.0.3$Windows_X86_64 LibreOffice_project/da48488a73ddd66ea24cf16bbc4f7b9c08e9bea1</meta:generator>
  </office:meta>
</office:document-meta>
</file>